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 fo:text-align="center"/>
      <style:text-properties style:font-name="Calibri" fo:font-size="26pt" style:font-size-asian="26pt" style:font-size-complex="26pt"/>
    </style:style>
    <style:style style:name="P2" style:parent-style-name="Framecontents" style:family="paragraph">
      <style:paragraph-properties fo:text-align="center"/>
    </style:style>
    <style:style style:name="P3" style:parent-style-name="Framecontents" style:family="paragraph">
      <style:paragraph-properties fo:text-align="center"/>
    </style:style>
    <style:style style:name="P4" style:parent-style-name="Framecontents" style:family="paragraph">
      <style:paragraph-properties fo:text-align="center"/>
    </style:style>
    <style:style style:name="P5" style:parent-style-name="Framecontents" style:family="paragraph">
      <style:paragraph-properties fo:text-align="center"/>
    </style:style>
    <style:style style:name="P6" style:parent-style-name="Framecontents" style:family="paragraph">
      <style:paragraph-properties fo:text-align="center"/>
    </style:style>
    <style:style style:name="T7" style:parent-style-name="DefaultParagraphFont" style:family="text">
      <style:text-properties style:font-name="Verdana" fo:font-size="11pt" style:font-size-asian="11pt"/>
    </style:style>
    <style:style style:name="T8" style:parent-style-name="DefaultParagraphFont" style:family="text">
      <style:text-properties style:font-name="Verdana" fo:font-size="11pt" style:font-size-asian="11pt"/>
    </style:style>
    <style:style style:name="T9" style:parent-style-name="DefaultParagraphFont" style:family="text">
      <style:text-properties style:font-name="Verdana" fo:font-size="11pt" style:font-size-asian="11pt"/>
    </style:style>
    <style:style style:name="P10" style:parent-style-name="Subtitle" style:family="paragraph">
      <style:text-properties style:font-name="Verdana" fo:font-size="11pt" style:font-size-asian="11pt"/>
    </style:style>
    <style:style style:name="P11" style:parent-style-name="Subtitle" style:family="paragraph">
      <style:text-properties style:font-name="Verdana" fo:font-style="italic" style:font-style-asian="italic" fo:font-size="10pt" style:font-size-asian="10pt"/>
    </style:style>
    <style:style style:name="P12" style:parent-style-name="Subtitle" style:family="paragraph">
      <style:text-properties style:font-name="Verdana" fo:font-size="11pt" style:font-size-asian="11pt"/>
    </style:style>
    <style:style style:name="P13" style:parent-style-name="Subtitle" style:family="paragraph">
      <style:text-properties style:font-name="Verdana" fo:font-style="italic" style:font-style-asian="italic" fo:font-size="10pt" style:font-size-asian="10pt"/>
    </style:style>
    <style:style style:name="P14" style:parent-style-name="Subtitle" style:family="paragraph">
      <style:text-properties style:font-name="Verdana" fo:font-size="11pt" style:font-size-asian="11pt"/>
    </style:style>
    <style:style style:name="P15" style:parent-style-name="Subtitle" style:family="paragraph">
      <style:text-properties style:font-name="Verdana" fo:font-style="italic" style:font-style-asian="italic" fo:font-size="10pt" style:font-size-asian="10pt"/>
    </style:style>
    <style:style style:name="P16" style:parent-style-name="Subtitle" style:family="paragraph">
      <style:text-properties style:font-name="Verdana" fo:font-size="11pt" style:font-size-asian="11pt"/>
    </style:style>
    <style:style style:name="P17" style:parent-style-name="Subtitle" style:family="paragraph">
      <style:text-properties style:font-name="Verdana" fo:font-size="11pt" style:font-size-asian="11pt"/>
    </style:style>
    <style:style style:name="P18" style:parent-style-name="Subtitle" style:family="paragraph">
      <style:text-properties style:font-name="Verdana" fo:font-size="11pt" style:font-size-asian="11pt"/>
    </style:style>
    <style:style style:name="P19" style:parent-style-name="Normal" style:family="paragraph">
      <style:paragraph-properties fo:break-before="page"/>
      <style:text-properties fo:hyphenate="true"/>
    </style:style>
    <style:style style:name="P20" style:parent-style-name="Subtitle" style:family="paragraph">
      <style:text-properties style:font-name="Verdana" fo:font-size="11pt" style:font-size-asian="11pt"/>
    </style:style>
    <style:style style:name="P21" style:parent-style-name="Subtitle" style:family="paragraph">
      <style:text-properties style:font-name="Verdana" fo:font-size="11pt" style:font-size-asian="11pt"/>
    </style:style>
    <style:style style:name="P22" style:parent-style-name="Subtitle" style:family="paragraph">
      <style:text-properties style:font-name="Verdana" fo:font-style="italic" style:font-style-asian="italic" fo:font-size="10pt" style:font-size-asian="10pt"/>
    </style:style>
    <style:style style:name="P23" style:parent-style-name="Subtitle" style:family="paragraph">
      <style:text-properties style:font-name="Verdana" fo:font-size="11pt" style:font-size-asian="11pt"/>
    </style:style>
    <style:style style:name="P24" style:parent-style-name="Subtitle" style:family="paragraph">
      <style:text-properties style:font-name="Verdana" fo:font-style="italic" style:font-style-asian="italic" fo:font-size="10pt" style:font-size-asian="10pt"/>
    </style:style>
    <style:style style:name="P25" style:parent-style-name="Subtitle" style:family="paragraph">
      <style:text-properties style:font-name="Verdana" fo:font-size="11pt" style:font-size-asian="11pt"/>
    </style:style>
    <style:style style:name="P26" style:parent-style-name="Subtitle" style:family="paragraph">
      <style:text-properties style:font-name="Verdana" fo:font-style="italic" style:font-style-asian="italic" fo:font-size="10pt" style:font-size-asian="10pt"/>
    </style:style>
    <style:style style:name="P27" style:parent-style-name="Subtitle" style:family="paragraph">
      <style:text-properties style:font-name="Verdana" fo:font-style="italic" style:font-style-asian="italic" fo:font-size="10pt" style:font-size-asian="10pt"/>
    </style:style>
    <style:style style:name="P28" style:parent-style-name="Subtitle" style:family="paragraph">
      <style:text-properties style:font-name="Verdana" fo:font-size="10pt" style:font-size-asian="10pt"/>
    </style:style>
    <style:style style:name="P29" style:parent-style-name="Subtitle" style:family="paragraph">
      <style:text-properties style:font-name="Verdana" fo:font-size="10pt" style:font-size-asian="10pt"/>
    </style:style>
    <style:style style:name="P30" style:parent-style-name="Subtitle" style:family="paragraph">
      <style:text-properties style:font-name="Verdana" fo:font-style="italic" style:font-style-asian="italic" fo:font-size="10pt" style:font-size-asian="10pt"/>
    </style:style>
  </office:automatic-styles>
  <office:body>
    <office:text text:use-soft-page-breaks="true">
      <text:h text:style-name="P1" text:outline-level="1">[onshow.first_name] [onshow.last_name]</text:h>
      <text:p text:style-name="P2">[onshow.add1]</text:p>
      <text:p text:style-name="P3">[onshow.add2]</text:p>
      <text:p text:style-name="P4">[onshow.city],[onshow.state] [onshow.zip]</text:p>
      <text:p text:style-name="P5">[onshow.email] [onshow.phone]</text:p>
      <text:p text:style-name="P6"/>
      <text:p text:style-name="Subtitle"><text:span text:style-name="T7">[onshow.</text:span><text:span text:style-name="T8">summary_text</text:span><text:span text:style-name="T9">]</text:span></text:p>
      <text:p text:style-name="Subtitle">Education</text:p>
      <text:p text:style-name="P10">[onshow.school_name1], [onshow.degree_name1] - [onshow.study_area1]</text:p>
      <text:p text:style-name="P11">[onshow.graduation_month1]/[onshow.graduation_year1]</text:p>
      <text:p text:style-name="P12">[onshow.school_name2], [onshow.degree_name2] - [onshow.study_area2]</text:p>
      <text:p text:style-name="P13">[onshow.graduation_month2]/[onshow.graduation_year2]</text:p>
      <text:p text:style-name="P14">[onshow.school_name3], [onshow.degree_name3] - [onshow.study_area3]</text:p>
      <text:p text:style-name="P15">[onshow.graduation_month1]/[onshow.graduation_year3]</text:p>
      <text:p text:style-name="Subtitle"/>
      <text:p text:style-name="Subtitle">Technical Skills</text:p>
      <text:p text:style-name="P16">[onshow.skill_name1] - [onshow.proficiency_name1]</text:p>
      <text:p text:style-name="P17">[onshow.skill_name2] - [onshow.proficiency_name2]</text:p>
      <text:p text:style-name="P18">[onshow.skill_name3] - [onshow.proficiency_name3]</text:p>
      <text:p text:style-name="P19"/>
      <text:p text:style-name="P20"/>
      <text:p text:style-name="Subtitle">Professional Experience</text:p>
      <text:p text:style-name="P21">[onshow.company_name1], [onshow.job_position_name1]</text:p>
      <text:p text:style-name="P22">[onshow.start_date1] to [onshow.end_date1]</text:p>
      <text:p text:style-name="P23">[onshow.company_name2], [onshow.job_position_name2]<text:s/></text:p>
      <text:p text:style-name="P24">[onshow.start_date2] to [onshow.end_date2]</text:p>
      <text:p text:style-name="P25">[onshow.company_name3], [onshow.job_position_name3]<text:s/></text:p>
      <text:p text:style-name="P26">[onshow.start_date3] to [onshow.end_date3]</text:p>
      <text:p text:style-name="P27"/>
      <text:p text:style-name="Subtitle">Some More Information</text:p>
      <text:p text:style-name="P28">[onshow.additional_text]</text:p>
      <text:p text:style-name="P29"/>
      <text:p text:style-name="P30"/>
      <text:p text:style-name="Subtitle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style:font-name="Times New Roman" style:font-name-asian="Arial Unicode MS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>
      <style:text-properties style:font-name="Arial" style:font-name-asian="MS Mincho" style:font-name-complex="Tahoma" fo:font-weight="normal" style:font-weight-asian="normal" style:font-weight-complex="normal" fo:color="#800000" fo:font-size="11pt" style:font-size-asian="11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ommentText" style:display-name="Comment Text" style:family="paragraph" style:parent-style-name="Normal">
      <style:text-properties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Segoe UI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fo:font-size="9pt" style:font-size-asian="9pt" style:font-size-complex="8pt"/>
    </style:style>
    <style:style style:name="SubtitleChar" style:display-name="Subtitle Char" style:family="text" style:parent-style-name="DefaultParagraphFont">
      <style:text-properties style:font-name="Arial" style:font-name-asian="MS Mincho" style:font-name-complex="Tahoma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penTBS demo</dc:title>
    <dc:creator>fsoares2014</dc:creator>
    <meta:creation-date>2013-10-26T15:56:00Z</meta:creation-date>
    <dc:date>2016-12-09T06:28:00Z</dc:date>
    <meta:template xlink:href="Normal" xlink:type="simple"/>
    <meta:editing-cycles>44</meta:editing-cycles>
    <meta:editing-duration>PT8220S</meta:editing-duration>
    <meta:user-defined meta:name="Creator">Skrol29</meta:user-defined>
    <meta:document-statistic meta:page-count="2" meta:paragraph-count="2" meta:word-count="159" meta:character-count="1067" meta:row-count="7" meta:non-whitespace-character-count="910"/>
  </office:meta>
</office:document-meta>
</file>